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49e3" officeooo:paragraph-rsid="001649e3"/>
    </style:style>
    <style:style style:name="P2" style:family="paragraph" style:parent-style-name="Standard">
      <style:text-properties officeooo:rsid="0016986b" officeooo:paragraph-rsid="0016986b"/>
    </style:style>
    <style:style style:name="P3" style:family="paragraph" style:parent-style-name="Standard">
      <style:text-properties officeooo:rsid="0017e073" officeooo:paragraph-rsid="0017e073"/>
    </style:style>
    <style:style style:name="P4" style:family="paragraph" style:parent-style-name="Standard">
      <style:text-properties officeooo:rsid="0019aa7b" officeooo:paragraph-rsid="0019aa7b"/>
    </style:style>
    <style:style style:name="P5" style:family="paragraph" style:parent-style-name="Standard">
      <style:text-properties officeooo:rsid="001b8612" officeooo:paragraph-rsid="001b8612"/>
    </style:style>
    <style:style style:name="P6" style:family="paragraph" style:parent-style-name="Standard">
      <style:text-properties officeooo:rsid="001c6cf3" officeooo:paragraph-rsid="001c6cf3"/>
    </style:style>
    <style:style style:name="P7" style:family="paragraph" style:parent-style-name="Standard">
      <style:text-properties officeooo:rsid="001ccb96" officeooo:paragraph-rsid="001ccb96"/>
    </style:style>
    <style:style style:name="P8" style:family="paragraph" style:parent-style-name="Standard">
      <style:text-properties officeooo:rsid="001d22d6" officeooo:paragraph-rsid="001d22d6"/>
    </style:style>
    <style:style style:name="P9" style:family="paragraph" style:parent-style-name="Standard">
      <style:text-properties officeooo:rsid="0020f2ef" officeooo:paragraph-rsid="0020f2ef"/>
    </style:style>
    <style:style style:name="P10" style:family="paragraph" style:parent-style-name="Standard">
      <style:text-properties officeooo:rsid="002268ec" officeooo:paragraph-rsid="002268ec"/>
    </style:style>
    <style:style style:name="P11" style:family="paragraph" style:parent-style-name="Standard">
      <style:text-properties officeooo:rsid="002338bb" officeooo:paragraph-rsid="002338bb"/>
    </style:style>
    <style:style style:name="P12" style:family="paragraph" style:parent-style-name="Standard">
      <style:text-properties officeooo:rsid="0024d37f" officeooo:paragraph-rsid="0024d37f"/>
    </style:style>
    <style:style style:name="P13" style:family="paragraph" style:parent-style-name="Standard">
      <style:text-properties officeooo:rsid="0025fb1a" officeooo:paragraph-rsid="0025fb1a"/>
    </style:style>
    <style:style style:name="P14" style:family="paragraph" style:parent-style-name="Standard">
      <style:text-properties officeooo:rsid="002632ed" officeooo:paragraph-rsid="002632ed"/>
    </style:style>
    <style:style style:name="P15" style:family="paragraph" style:parent-style-name="Standard">
      <style:text-properties officeooo:rsid="0026ad08" officeooo:paragraph-rsid="0026ad08"/>
    </style:style>
    <style:style style:name="P16" style:family="paragraph" style:parent-style-name="Standard">
      <style:text-properties officeooo:rsid="00283873" officeooo:paragraph-rsid="00283873"/>
    </style:style>
    <style:style style:name="P17" style:family="paragraph" style:parent-style-name="Standard">
      <style:text-properties officeooo:rsid="00292d23" officeooo:paragraph-rsid="00292d23"/>
    </style:style>
    <style:style style:name="P18" style:family="paragraph" style:parent-style-name="Standard">
      <style:text-properties officeooo:rsid="002d1a0d" officeooo:paragraph-rsid="002d1a0d"/>
    </style:style>
    <style:style style:name="P19" style:family="paragraph" style:parent-style-name="Standard">
      <style:text-properties style:text-underline-style="solid" style:text-underline-width="auto" style:text-underline-color="font-color" officeooo:rsid="0020f2ef" officeooo:paragraph-rsid="0020f2ef"/>
    </style:style>
    <style:style style:name="T1" style:family="text">
      <style:text-properties officeooo:rsid="0016986b"/>
    </style:style>
    <style:style style:name="T2" style:family="text">
      <style:text-properties officeooo:rsid="0017e073"/>
    </style:style>
    <style:style style:name="T3" style:family="text">
      <style:text-properties officeooo:rsid="001b8612"/>
    </style:style>
    <style:style style:name="T4" style:family="text">
      <style:text-properties officeooo:rsid="001ccb96"/>
    </style:style>
    <style:style style:name="T5" style:family="text">
      <style:text-properties officeooo:rsid="001d22d6"/>
    </style:style>
    <style:style style:name="T6" style:family="text">
      <style:text-properties officeooo:rsid="0020f2ef"/>
    </style:style>
    <style:style style:name="T7" style:family="text">
      <style:text-properties officeooo:rsid="0021ffeb"/>
    </style:style>
    <style:style style:name="T8" style:family="text">
      <style:text-properties officeooo:rsid="002338bb"/>
    </style:style>
    <style:style style:name="T9" style:family="text">
      <style:text-properties officeooo:rsid="0024d37f"/>
    </style:style>
    <style:style style:name="T10" style:family="text">
      <style:text-properties officeooo:rsid="0025fb1a"/>
    </style:style>
    <style:style style:name="T11" style:family="text">
      <style:text-properties officeooo:rsid="002bd6ae"/>
    </style:style>
    <style:style style:name="T12" style:family="text">
      <style:text-properties officeooo:rsid="002dad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 Tamaño de la memoria: 8 bits de palabras x 8 bits de direcciones = <text:span text:style-name="T1">2048 bits</text:span></text:p>
      <text:p text:style-name="P1"/>
      <text:p text:style-name="P2">1.b. Se podrían agregar 10 operaciones sin operandos, correspondientes a las diez instrucciones reservadas.</text:p>
      <text:p text:style-name="P2"/>
      <text:p text:style-name="P2">1.c. <text:span text:style-name="T2">10x 11bits = 110 bits de posibles operaciones. ( 2 a la 110 posibles operaciones).</text:span></text:p>
      <text:p text:style-name="P2"/>
      <text:p text:style-name="P15">CodOPValido|XXX|YYY|cualquierValorNoNulo|</text:p>
      <text:p text:style-name="P2"/>
      <text:p text:style-name="P2"/>
      <text:p text:style-name="P3">1.d. 1 byte.</text:p>
      <text:p text:style-name="P3"/>
      <text:p text:style-name="P3">1.e. El tamaño es de 16 bits y se encuentra en el componente Decode del orgaSmall.</text:p>
      <text:p text:style-name="P3"/>
      <text:p text:style-name="P3"/>
      <text:p text:style-name="P3"/>
      <text:p text:style-name="P3"/>
      <text:p text:style-name="P4">2.a. <text:span text:style-name="T3">inc incrementa en 1 el PC, cuando clk y enOut están ambos en 1 (en flanco alto).</text:span></text:p>
      <text:p text:style-name="P1"/>
      <text:p text:style-name="P5">2.b. opW permite que se escriban los flags correspondientes.</text:p>
      <text:p text:style-name="P5"/>
      <text:p text:style-name="P12">2.c. Los saltos condicionales se dan a 2 niveles diferentes. El primero es a nivel micro instrucción, donde verifica que esté encendido algún salto condicional (si no está, termina), luego verifica los flags. El segundo sería el salto condicional ejecutado por el PC de dicho programa.</text:p>
      <text:p text:style-name="P5"/>
      <text:p text:style-name="P6">2.d. <text:span text:style-name="T7">Esa señal habilita la entrada al BUS de un valor inmediato. RB_SelectIndexIn y RB_SelectIndexOut.</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3. a . El programa empieza por escribir en R0 el contenido de la memoria en la posición 0xFF, en R1 el contenido de la memoria <text:s/>en el lugar 0x11.</text:p>
      <text:p text:style-name="P6"/>
      <text:p text:style-name="P6">Luego <text:span text:style-name="T4">los suma una vez, y los vuelve a sumar mientras haya carry. Después termina (haltea).</text:span></text:p>
      <text:p text:style-name="P6"/>
      <text:p text:style-name="P7">3.b. Suponiendo que el programa se carga a partir del lugar <text:span text:style-name="T11">0</text:span> de la memoria:</text:p>
      <text:p text:style-name="P7"/>
      <text:p text:style-name="P7"><text:span text:style-name="T5">0</text:span> → JMP Seguir ₁</text:p>
      <text:p text:style-name="P7"><text:span text:style-name="T5">1</text:span> → JMP Seguir ₀</text:p>
      <text:p text:style-name="P7"/>
      <text:p text:style-name="P7"><text:span text:style-name="T5">2 </text:span>→ SET R0, 0xFF₁</text:p>
      <text:p text:style-name="P7"><text:span text:style-name="T5">3</text:span> → SET R0, 0xFF₀</text:p>
      <text:p text:style-name="P7"/>
      <text:p text:style-name="P7">4 → SET R1, 0x11₁</text:p>
      <text:p text:style-name="P7">5 → SET R1, 0x11₀</text:p>
      <text:p text:style-name="P7"/>
      <text:p text:style-name="P7">6 → ADD R0, R1₁</text:p>
      <text:p text:style-name="P7">7 → ADD R0, R1₀</text:p>
      <text:p text:style-name="P7"/>
      <text:p text:style-name="P7">8 → JC siguiente ₁</text:p>
      <text:p text:style-name="P7">9 → JC siguiente ₀</text:p>
      <text:p text:style-name="P7"/>
      <text:p text:style-name="P7"><text:span text:style-name="T5">A </text:span>→ JMP halt ₁</text:p>
      <text:p text:style-name="P7"><text:span text:style-name="T5">B</text:span> → JMP halt ₀</text:p>
      <text:p text:style-name="P6"/>
      <text:p text:style-name="P7">seguir : <text:s/><text:span text:style-name="T5">2</text:span></text:p>
      <text:p text:style-name="P7">siguiente : <text:span text:style-name="T5">6</text:span></text:p>
      <text:p text:style-name="P7">halt : <text:s/><text:span text:style-name="T5">A</text:span></text:p>
      <text:p text:style-name="P7"/>
      <text:p text:style-name="P9">3.c. Aproximadamente 33.</text:p>
      <text:p text:style-name="P7"/>
      <text:p text:style-name="P8">3.<text:span text:style-name="T6">d</text:span>. <text:span text:style-name="T6">Aproximadamente 11.</text:span></text:p>
      <text:p text:style-name="P8"/>
      <text:p text:style-name="P9">3.e. <text:span text:style-name="T12">0 La ejecución completa tarda 17/32 segundos.</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10">4. <text:span text:style-name="T8">Control Unit : a) No podría realizar jumps condicionales.</text:span></text:p>
      <text:p text:style-name="P11">b) No saltaría.</text:p>
      <text:p text:style-name="P11">c) Saltaría siempre uno.</text:p>
      <text:p text:style-name="P11"/>
      <text:p text:style-name="P11">Decode : a) No podría ver en el data path el valor de memoria al que se accede en la instrucción.</text:p>
      <text:p text:style-name="P11">b) Vería siempre que se accede a la posición 0.</text:p>
      <text:p text:style-name="P11">c) Vería siempre que se accede a la posición 1.</text:p>
      <text:p text:style-name="P11"/>
      <text:p text:style-name="P11"/>
      <text:p text:style-name="P11">Memory: a) <text:span text:style-name="T9">No podría acceder a la dirección de memoria solicitada.</text:span></text:p>
      <text:p text:style-name="P12">b) Leería siempre la dirección de memoria 0x00.</text:p>
      <text:p text:style-name="P12">c) Leería siempre la dirección de memoria 0x11.</text:p>
      <text:p text:style-name="P12"/>
      <text:p text:style-name="P11"/>
      <text:p text:style-name="P9"/>
      <text:p text:style-name="P12">ALU : <text:s/>a) La ALU emite basura, pues los multiplexores que eligen la operación a realizar tienen un valor indeterminado.</text:p>
      <text:p text:style-name="P12">b) <text:span text:style-name="T10">La ALU emitiría siempre la constante asociada a la operación 0x00, que es 0.</text:span></text:p>
      <text:p text:style-name="P13">c) La ALU emitiría siempre la constante asociada a la operación 0xff, que es 0xff.</text:p>
      <text:p text:style-name="P19"/>
      <text:p text:style-name="P9"/>
      <text:p text:style-name="P14">PC : a) Si se corta, el PC sigue avanzando incluso cuando el programa haltea.</text:p>
      <text:p text:style-name="P14">b) </text:p>
      <text:p text:style-name="P18">c) </text:p>
      <text:p text:style-name="P9"/>
      <text:p text:style-name="P9"/>
      <text:p text:style-name="P17">Registers: a) Ocurriría corto circuito si no estuviese el EN_OUT a la salida del register.</text:p>
      <text:p text:style-name="P17">b) Siempre quedaría en 0 el EN_OUT, haciendo que no se puedan leer valores del registro.</text:p>
      <text:p text:style-name="P17">c) Siempre quedaría en 1 el EN_OUT, haciendo que el registro siempre se pueda leer vía el bus, causando cortocircuito cuando otro componente quiere poner algo en el bus.</text:p>
      <text:p text:style-name="P17"/>
      <text:p text:style-name="P9"/>
      <text:p text:style-name="P16">Data Path : a) Los flags no se modifican y por lo tanto, las instrucciones con JUMPS condicionales se van a ejecutar siempre con todos los flags son cero.</text:p>
      <text:p text:style-name="P16">b) Los flags son siempre cero.</text:p>
      <text:p text:style-name="P16">c) Se produce cortocircuito (los cables se vuelven rojos en logisi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7T17:38:39.599643328</meta:creation-date>
    <dc:date>2018-06-07T21:57:48.043519040</dc:date>
    <meta:editing-duration>PT22M53S</meta:editing-duration>
    <meta:editing-cycles>3</meta:editing-cycles>
    <meta:generator>LibreOffice/5.1.6.2$Linux_X86_64 LibreOffice_project/10m0$Build-2</meta:generator>
    <meta:document-statistic meta:table-count="0" meta:image-count="0" meta:object-count="0" meta:page-count="3" meta:paragraph-count="52" meta:word-count="563" meta:character-count="2992" meta:non-whitespace-character-count="2481"/>
  </office:meta>
</office:document-meta>
</file>